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61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ZEŚĆ</text:p>
          </table:table-cell>
          <table:table-cell office:value-type="string" calcext:value-type="string">
            <text:p>LINK DO SKLEPU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ILOŚĆ</text:p>
          </table:table-cell>
        </table:table-row>
        <table:table-row table:style-name="ro1">
          <table:table-cell office:value-type="string" calcext:value-type="string">
            <text:p>ESP32 WiFi + BT 4.2</text:p>
          </table:table-cell>
          <table:table-cell office:value-type="string" calcext:value-type="string">
            <text:p><text:a xlink:href="https://botland.com.pl/moduly" xlink:type="simple">https://botland.com.pl/moduly</text:a>-wifi-i-bt-esp32/8893-esp32-wifi-bt-42-platforma-z-modulem-esp-wroom-32-zgodny-z-esp32-devkit-5904422337438.html</text:p>
          </table:table-cell>
          <table:table-cell office:value-type="string" calcext:value-type="string">
            <text:p>49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E280 - czujnik wilgotności, temperatury oraz ciśnienia 110kPa I2C/SPI - 3,3V</text:p>
          </table:table-cell>
          <table:table-cell office:value-type="string" calcext:value-type="string">
            <text:p>https://botland.com.pl/czujniki-cisnienia/11803-bme280-czujnik-wilgotnosci-temperatury-oraz-cisnienia-110kpa-i2cspi-33v-5904422366179.html</text:p>
          </table:table-cell>
          <table:table-cell table:style-name="ce1" office:value-type="string" calcext:value-type="string">
            <text:p>34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R390 - czujnik światła ultrafioletowego UV - STEMMA QT / Qwiic - do Arduino i Raspberry Pi - Adafruit 4831</text:p>
          </table:table-cell>
          <table:table-cell office:value-type="string" calcext:value-type="string">
            <text:p>https://botland.com.pl/czujniki-swiatla-i-koloru/19004-ltr390-czujnik-swiatla-ultrafioletowego-uv-stemma-qt-qwiic-do-arduino-i-raspberry-pi-adafruit-4831-5903351249423.html</text:p>
          </table:table-cell>
          <table:table-cell table:style-name="ce1" office:value-type="string" calcext:value-type="string">
            <text:p>29,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 silnik MT64 3-6V - justPi</text:p>
          </table:table-cell>
          <table:table-cell office:value-type="string" calcext:value-type="string">
            <text:p><text:a xlink:href="https://botland.com.pl/silniki-dc-bez-przekladni/949-mini-silnik-mt64-3-6v-justpi-5904422300104.html" xlink:type="simple">https://botland.com.pl/silniki-dc-bez-przekladni/949-mini-silnik-mt64-3-6v-justpi-5904422300104.html</text:a></text:p>
          </table:table-cell>
          <table:table-cell office:value-type="string" calcext:value-type="string">
            <text:p>5,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4:36:04.883939954</meta:creation-date>
    <dc:date>2025-03-23T14:51:31.489841305</dc:date>
    <meta:editing-duration>PT5M19S</meta:editing-duration>
    <meta:editing-cycles>1</meta:editing-cycles>
    <meta:generator>LibreOffice/7.3.7.2$Linux_X86_64 LibreOffice_project/30$Build-2</meta:generator>
    <meta:document-statistic meta:table-count="1" meta:cell-count="21" meta:object-count="0"/>
  </office:meta>
</office:document-meta>
</file>